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6</text:p>
      <text:p text:style-name="Standard">Today was a pretty good day in development. I was able to do a lot. I added a home page for the game Façade, and I actually made a working update log that is up to date. I got burnt out really bad at the end, hopefully tomorrow is better</text:p>
      <text:p text:style-name="Standard">There are just so many files, it is getting hard to manage, and folder switching is difficult too due to HTML limitations</text:p>
      <text:p text:style-name="Standard">I got a temporary burn-out on the project for the first time in 4 days, I just need a small break</text:p>
      <text:p text:style-name="Standard">Sean Patrick Myrick on February 15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09:49:38.231000000</meta:creation-date>
    <dc:date>2019-02-16T09:49:52.830000000</dc:date>
    <meta:editing-duration>PT16S</meta:editing-duration>
    <meta:editing-cycles>1</meta:editing-cycles>
    <meta:document-statistic meta:table-count="0" meta:image-count="0" meta:object-count="0" meta:page-count="1" meta:paragraph-count="5" meta:word-count="106" meta:character-count="524" meta:non-whitespace-character-count="423"/>
    <meta:generator>LibreOffice/6.1.2.1$Windows_X86_64 LibreOffice_project/65905a128db06ba48db947242809d14d3f9a93fe</meta:generator>
  </office:meta>
</office:document-meta>
</file>